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187bad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1657a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fo:font-weight="bold" officeooo:rsid="00187bad" officeooo:paragraph-rsid="00187bad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1657a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87bad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  <style:text-properties officeooo:rsid="00187bad" officeooo:paragraph-rsid="00187bad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187bad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  <style:text-properties officeooo:paragraph-rsid="00187bad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  <style:text-properties officeooo:paragraph-rsid="001d8236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1657a"/>
    </style:style>
    <style:style style:name="T3" style:family="text">
      <style:text-properties officeooo:rsid="0011657a" loext:padding="0.049cm" loext:border="0.06pt solid #e3e3e3"/>
    </style:style>
    <style:style style:name="T4" style:family="text">
      <style:text-properties officeooo:rsid="001426f7"/>
    </style:style>
    <style:style style:name="T5" style:family="text">
      <style:text-properties officeooo:rsid="0016502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18ee" style:font-weight-asian="bold" style:font-weight-complex="bold"/>
    </style:style>
    <style:style style:name="T8" style:family="text">
      <style:text-properties officeooo:rsid="0016d36f"/>
    </style:style>
    <style:style style:name="T9" style:family="text">
      <style:text-properties officeooo:rsid="00187bad"/>
    </style:style>
    <style:style style:name="T10" style:family="text">
      <style:text-properties officeooo:rsid="001d18ee"/>
    </style:style>
    <style:style style:name="T11" style:family="text">
      <style:text-properties officeooo:rsid="001d18ee" loext:padding="0.049cm" loext:border="0.06pt solid #e3e3e3"/>
    </style:style>
    <style:style style:name="T12" style:family="text">
      <style:text-properties officeooo:rsid="001d8236"/>
    </style:style>
    <style:style style:name="T13" style:family="text">
      <style:text-properties officeooo:rsid="001d8236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<text:line-break/>Kinco Változó Konvertáló használati útmutató</text:span></text:span></text:p>
      <text:p text:style-name="Horizontal_20_Line"/>
      <text:p text:style-name="P2"><text:span text:style-name="Strong_20_Emphasis"><text:span text:style-name="T1">Program leírása:</text:span></text:span></text:p>
      <text:p text:style-name="P3">A Kinco Változó Konvertáló egy olyan alkalmazás, amely lehetővé teszi a Kinco PLC projektekhez tartozó változókat <text:span text:style-name="T4">név alapján is elérhessük a Kinco DTools programon belül</text:span>. </text:p>
      <text:p text:style-name="Horizontal_20_Line"/>
      <text:p text:style-name="P2"><text:span text:style-name="Strong_20_Emphasis"><text:span text:style-name="T1">Telepítés és futtatás:</text:span></text:span></text:p>
      <text:p text:style-name="P2">A Kinco Változó Konvertáló programot két kattintással indíthatja. A következő lépéseket kell követnie:</text:p>
      <text:list text:style-name="L1">
        <text:list-item>
          <text:p text:style-name="P5"><text:span text:style-name="Strong_20_Emphasis"><text:span text:style-name="T1">Letöltés:</text:span></text:span> Töltse le a <text:span text:style-name="Source_20_Text"><text:span text:style-name="T11">kvc</text:span></text:span><text:span text:style-name="Source_20_Text"><text:span text:style-name="T1">.</text:span></text:span><text:span text:style-name="Source_20_Text"><text:span text:style-name="T11">zip</text:span></text:span> fájlt <text:span text:style-name="T2">és </text:span><text:span text:style-name="T10">csomagolja ki egy mappába.</text:span></text:p>
        </text:list-item>
        <text:list-item>
          <text:p text:style-name="P6"><text:span text:style-name="Strong_20_Emphasis"><text:span text:style-name="T1">Indítás:</text:span></text:span></text:p>
          <text:list>
            <text:list-item>
              <text:p text:style-name="P7">Keresse meg a letöltött fájlt a számítógépén.</text:p>
            </text:list-item>
            <text:list-item>
              <text:p text:style-name="P8">Kattintson duplán a <text:span text:style-name="Source_20_Text"><text:span text:style-name="T1">Kinco Változó Konvertáló.exe</text:span></text:span> fájlra.</text:p>
            </text:list-item>
            <text:list-item>
              <text:p text:style-name="P8"><text:span text:style-name="T10">Ezután lehet</text:span><text:span text:style-name="T4"> </text:span><text:span text:style-name="T10">meg</text:span><text:span text:style-name="T4">adni </text:span>a Kinco PLC projekt mappájának elérési útvonalát <text:span text:style-name="T10">a </text:span><text:span text:style-name="T7">Kiválasztás </text:span><text:span text:style-name="T10">gombra való kattintás után.</text:span></text:p>
            </text:list-item>
            <text:list-item>
              <text:p text:style-name="P8"><text:span text:style-name="T9">E</text:span><text:span text:style-name="T5">zután pedig a </text:span><text:span text:style-name="T9">változókat</text:span><text:span text:style-name="T5"> tartalmazó fájl nevét és helyét </text:span><text:span text:style-name="T9">kell megadni </text:span><text:span text:style-name="T10">a </text:span><text:span text:style-name="T7">Konvertálás</text:span><text:span text:style-name="T10"> gombra kattintás után</text:span><text:span text:style-name="T5">.</text:span></text:p>
            </text:list-item>
          </text:list>
        </text:list-item>
      </text:list>
      <text:list text:style-name="L2">
        <text:list-item>
          <text:list>
            <text:list-item>
              <text:p text:style-name="P9">Ezután: <text:span text:style-name="T6">Változók Importálása a Kinco DTools Szoftverben</text:span>.</text:p>
            </text:list-item>
          </text:list>
        </text:list-item>
      </text:list>
      <text:p text:style-name="P1"/>
      <text:p text:style-name="P4">Változók Importálása a Kinco DTools Szoftverben:</text:p>
      <text:list text:style-name="L3">
        <text:list-item>
          <text:p text:style-name="P10">A <text:span text:style-name="T6">Lib → PLC Control</text:span> menüpont alatt található felugró ablakban válassza ki az <text:span text:style-name="T6">Add → Open Address Tag List → Import</text:span> gombokat.</text:p>
        </text:list-item>
        <text:list-item>
          <text:p text:style-name="P11">Ezután egyszerűen válassza ki a korábban <text:span text:style-name="T8">ezzel a programmal </text:span>átalakított CSV fájlt a listából, és az abban szereplő változó neveket azonnal fel lehet használni a HMI szoftveren belül.</text:p>
        </text:list-item>
      </text:list>
      <text:p text:style-name="Horizontal_20_Line"/>
      <text:p text:style-name="P2"><text:span text:style-name="Strong_20_Emphasis"><text:span text:style-name="T1">Megjegyzés:</text:span></text:span></text:p>
      <text:list text:style-name="L4">
        <text:list-item>
          <text:p text:style-name="P12">A program magyar és angol nyelven is elérhető. A használt nyelv a rendszer nyelvének függvényében változik.</text:p>
        </text:list-item>
        <text:list-item>
          <text:p text:style-name="P13">Az opcionális <text:span text:style-name="Source_20_Text"><text:span text:style-name="T1">debug</text:span></text:span> paraméter használata esetén a program hibakeresési módban fut, és részletes hibaüzeneteket jelenít meg, <text:span text:style-name="T12">ez esetben a parancssorból kell indítani a programot: <text:s/></text:span><text:span text:style-name="Source_20_Text"><text:span text:style-name="T13">.\"Kinco Változó Konvertáló.exe" debug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4:25:05.943000000</meta:creation-date>
    <dc:date>2024-02-29T08:36:34.719000000</dc:date>
    <meta:editing-duration>PT23M57S</meta:editing-duration>
    <meta:editing-cycles>10</meta:editing-cycles>
    <meta:generator>LibreOffice/24.2.0.3$Windows_X86_64 LibreOffice_project/da48488a73ddd66ea24cf16bbc4f7b9c08e9bea1</meta:generator>
    <meta:print-date>2024-02-29T08:36:48.245000000</meta:print-date>
    <meta:printed-by>PDF fájlok</meta:printed-by>
    <meta:document-statistic meta:table-count="0" meta:image-count="0" meta:object-count="0" meta:page-count="1" meta:paragraph-count="18" meta:word-count="225" meta:character-count="1508" meta:non-whitespace-character-count="1309"/>
  </office:meta>
</office:document-meta>
</file>